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fufufu〜♪♪</text:p>
          </table:table-cell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 office:value-type="string">
            <text:p>I just can't wait for you to be finished〜!!
My adorable Spell Enchanter-chan! ♪</text:p>
          </table:table-cell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 office:value-type="string">
            <text:p>I'm gonna research like my life depends
on it and get you up and running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 office:value-type="string">
            <text:p>Haah... if only a real demon could just
fall out of the sky〜...</text:p>
          </table:table-cell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 office:value-type="string">
            <text:p>494#82</text:p>
          </table:table-cell>
          <table:table-cell table:style-name="ce0"/>
          <table:table-cell table:style-name="ce0" office:value-type="string">
            <text:p>Oh?</text:p>
          </table:table-cell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 office:value-type="string">
            <text:p>Huuuh, a power cut??</text:p>
          </table:table-cell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 office:value-type="string">
            <text:p>All of the machinery's stopped...
Is there something going on in the generator
room?</text:p>
          </table:table-cell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 office:value-type="string">
            <text:p>I'm pretty sure Lumii was meant to do
regular maintenance this week. But she's
the last person I would've thought could
make a mistake like this...</text:p>
          </table:table-cell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 office:value-type="string">
            <text:p>The door to this dock was motorized,
wasn't it...</text:p>
          </table:table-cell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 office:value-type="string">
            <text:p>Oh, dear... looks like this is a locked
room, now...</text:p>
          </table:table-cell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 office:value-type="string">
            <text:p>Ugh... *brrrr*</text:p>
          </table:table-cell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 office:value-type="string">
            <text:p>All that coffee is really starting to
work its stuff〜...</text:p>
          </table:table-cell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 office:value-type="string">
            <text:p>Oh, well, I'm sure the power will come
back on if I just wait a while...</text:p>
          </table:table-cell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 office:value-type="string">
            <text:p>It's been half an hour, now... and...
still no power.</text:p>
          </table:table-cell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 office:value-type="string">
            <text:p>The four backup batteries we have should
be enough to open the door, but...</text:p>
          </table:table-cell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 office:value-type="string">
            <text:p>It's a fixed circuit, so there's no way
of connecting a power supply short of
digging up the floor...</text:p>
          </table:table-cell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 office:value-type="string">
            <text:p>Ahh〜... I really need to go to the
bathroom... *fidget*</text:p>
          </table:table-cell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 office:value-type="string">
            <text:p>Come back on, already〜. Just what is
Lumii doing〜...?</text:p>
          </table:table-cell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 office:value-type="string">
            <text:p>I wish I'd gone to the bathroom before
I came in here...</text:p>
          </table:table-cell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other thirty minutes passes...</text:p>
          </table:table-cell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... Damn...</text:p>
          </table:table-cell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 office:value-type="string">
            <text:p>I'm starting to feel pretty desperate...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 office:value-type="string">
            <text:p>What to do... this is an emergency, so
maybe I'll just go in a corner.</text:p>
          </table:table-cell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 office:value-type="string">
            <text:p>But I bet the power'll come right back
on as soon as I've done it〜.</text:p>
          </table:table-cell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 office:value-type="string">
            <text:p>Well, that sort of thinking isn't going
to solve anything, so let's just get it
over with...</text:p>
          </table:table-cell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 office:value-type="string">
            <text:p>Oh, that's right...!</text:p>
          </table:table-cell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 office:value-type="string">
            <text:p>It won't operate for long since the Magical
controls are so unstable, but this little one
should at least be able to knock down that
motorized door, right...?</text:p>
          </table:table-cell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 office:value-type="string">
            <text:p>All right, let's give it a go!</text:p>
          </table:table-cell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 office:value-type="string">
            <text:p>Yep, this is fantastic! What a view!</text:p>
          </table:table-cell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 office:value-type="string">
            <text:p>If I can just get 'er up to full, working order,
she'll be the first Magical machine ever
created!</text:p>
          </table:table-cell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 office:value-type="string">
            <text:p>And then, I'll be able to withstand burdens that
no living organism could ever dream of—</text:p>
          </table:table-cell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 office:value-type="string">
            <text:p>..Ugh! *squeeeze*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 office:value-type="string">
            <text:p>Oh no, oh no, this isn't the time for
daydreaming...</text:p>
          </table:table-cell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 office:value-type="string">
            <text:p>Okay! Spell Enchanter, activate!</text:p>
          </table:table-cell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 office:value-type="string">
            <text:p>Wha... are you kidding? It reached maximum
load one measly second after activation...?!</text:p>
          </table:table-cell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 office:value-type="string">
            <text:p>C-Creating Magical mechanisms is a higher
hurdle than I had thought...</text:p>
          </table:table-cell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 office:value-type="string">
            <text:p>And now I'm stuck... in a pose like I've
been crucified...</text:p>
          </table:table-cell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 office:value-type="string">
            <text:p>This is really bad... isn't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